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6600" style:diagonal-bl-tr="none" style:diagonal-tl-br="none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2">
            <text:p>2.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number-columns-repeated="2" table:style-name="ce1" office:value-type="float" office:value="2">
            <text:p>2.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>
            <draw:control table:end-cell-address="Sheet1.C18" table:end-x="0.054cm" table:end-y="0.331cm" draw:z-index="0" draw:text-style-name="P1" svg:width="2.417cm" svg:height="0.85cm" svg:x="2.152cm" svg:y="0.33cm" draw:control="control1"/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24/03/2006</text:date>, <text:time>09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4</meta:generator>
    <meta:creation-date>2005-09-22T19:32:49</meta:creation-date>
    <dc:creator>Noel Power</dc:creator>
    <dc:date>2006-03-24T09:55:57</dc:date>
    <dc:language>en-US</dc:language>
    <meta:editing-cycles>8</meta:editing-cycles>
    <meta:editing-duration>PT16M34S</meta:editing-duration>
    <meta:user-defined meta:name="Info 1"/>
    <meta:user-defined meta:name="Info 2"/>
    <meta:user-defined meta:name="Info 3"/>
    <meta:user-defined meta:name="Info 4"/>
    <meta:document-statistic meta:table-count="3" meta:cell-count="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VBASupport 1
Sub Main
	Dim r as Object
    Range("A1:A3").Select
    Selection.Copy
    Range("E2:E4").Select
    MsgBox ("PasteSelection works ")
	Selection.PasteSpecial(2 ,0, False,False)
    MsgBox ("PasteSelection works Again")
    r = Range("D2:D4")
    r.select	
	r.PasteSpecial(xlPasteAllExceptBorders ,xlPasteSpecialOperationAdd, False,False)    

    MsgBox("Does not work")
    Selection.PasteSpecial(xlPasteAllExceptBorders ,xlPasteSpecialOperationAdd, False,False)

'    Selection.PasteSpecial Paste:=xlPasteAllExceptBorders, Operation:=xlPasteSpecialOperationAdd, SkipBlanks:=False _
 '       , Transpose:=False
        
'    Selection.PasteSpecial Paste:=1, Operation:=2, SkipBlanks:=False ,Transpose:=False
 '       MsgBox ("Jayant Done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